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language="ru" fo:country="RU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fo:language="ru" fo:country="RU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6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7" style:family="paragraph" style:parent-style-name="Heading_20_1">
      <style:paragraph-properties fo:text-align="justify" style:justify-single-word="false"/>
      <style:text-properties fo:language="ru" fo:country="RU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Text_20_body" style:list-style-name="L1">
      <style:paragraph-properties fo:text-align="justify" style:justify-single-word="false"/>
    </style:style>
    <style:style style:name="P10" style:family="paragraph" style:parent-style-name="Text_20_body" style:list-style-name="L5">
      <style:paragraph-properties fo:text-align="justify" style:justify-single-word="false"/>
    </style:style>
    <style:style style:name="P11" style:family="paragraph" style:parent-style-name="Text_20_body" style:list-style-name="L6">
      <style:paragraph-properties fo:text-align="justify" style:justify-single-word="false"/>
    </style:style>
    <style:style style:name="P12" style:family="paragraph" style:parent-style-name="Text_20_body" style:list-style-name="L7">
      <style:paragraph-properties fo:text-align="justify" style:justify-single-word="false"/>
    </style:style>
    <style:style style:name="P13" style:family="paragraph" style:parent-style-name="Text_20_body" style:list-style-name="L13">
      <style:paragraph-properties fo:text-align="justify" style:justify-single-word="false"/>
    </style:style>
    <style:style style:name="P14" style:family="paragraph" style:parent-style-name="Text_20_body" style:list-style-name="L1">
      <style:paragraph-properties fo:text-align="justify" style:justify-single-word="false"/>
      <style:text-properties style:font-name="Times New Roman1"/>
    </style:style>
    <style:style style:name="P15" style:family="paragraph" style:parent-style-name="Text_20_body">
      <style:paragraph-properties fo:text-align="justify" style:justify-single-word="false"/>
      <style:text-properties fo:language="ru" fo:country="RU"/>
    </style:style>
    <style:style style:name="P16" style:family="paragraph" style:parent-style-name="Text_20_body" style:list-style-name="L5">
      <style:paragraph-properties fo:text-align="justify" style:justify-single-word="false"/>
      <style:text-properties fo:language="ru" fo:country="RU"/>
    </style:style>
    <style:style style:name="P17" style:family="paragraph" style:parent-style-name="Text_20_body" style:list-style-name="L6">
      <style:paragraph-properties fo:text-align="justify" style:justify-single-word="false"/>
      <style:text-properties fo:language="ru" fo:country="RU"/>
    </style:style>
    <style:style style:name="P18" style:family="paragraph" style:parent-style-name="Text_20_body" style:list-style-name="L13">
      <style:paragraph-properties fo:text-align="justify" style:justify-single-word="false"/>
      <style:text-properties fo:language="ru" fo:country="RU"/>
    </style:style>
    <style:style style:name="P19" style:family="paragraph" style:parent-style-name="Text_20_body" style:list-style-name="L12"/>
    <style:style style:name="P20" style:family="paragraph" style:parent-style-name="Text_20_body" style:list-style-name="L9"/>
    <style:style style:name="P21" style:family="paragraph" style:parent-style-name="Text_20_body" style:list-style-name="L11"/>
    <style:style style:name="P22" style:family="paragraph" style:parent-style-name="Text_20_body" style:list-style-name="WW8Num2"/>
    <style:style style:name="P23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4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</style:style>
    <style:style style:name="P25" style:family="paragraph" style:parent-style-name="Text_20_body" style:list-style-name="L3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6" style:family="paragraph" style:parent-style-name="Text_20_body" style:list-style-name="L4">
      <style:paragraph-properties fo:margin-left="0cm" fo:margin-right="0cm" fo:margin-top="0cm" fo:margin-bottom="0cm" fo:text-align="justify" style:justify-single-word="false" fo:text-indent="0cm" style:auto-text-indent="false"/>
      <style:text-properties fo:language="ru" fo:country="RU"/>
    </style:style>
    <style:style style:name="P27" style:family="paragraph" style:parent-style-name="Text_20_body" style:list-style-name="L7">
      <style:paragraph-properties fo:margin-left="0cm" fo:margin-right="0cm" fo:text-align="justify" style:justify-single-word="false" fo:text-indent="-0.635cm" style:auto-text-indent="false"/>
    </style:style>
    <style:style style:name="P28" style:family="paragraph" style:parent-style-name="Text_20_body" style:list-style-name="L8">
      <style:paragraph-properties fo:margin-left="0cm" fo:margin-right="0cm" fo:text-indent="-0.635cm" style:auto-text-indent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language="en" fo:country="US" fo:font-style="italic" fo:font-weight="bold" style:language-asian="en" style:country-asian="US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Liberation Sans" fo:font-size="10pt" fo:letter-spacing="normal" fo:language="ru" fo:country="RU" fo:font-style="normal" fo:text-shadow="none" style:text-underline-style="none" fo:font-weight="normal" style:text-und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Слайд</text:h>
      <text:p text:style-name="P3"><text:span text:style-name="T1">Здравствуйте, уважаемые члены комиссии. Тема моей работы: «</text:span><text:span text:style-name="T2">Разработка веб-редактора формализованных электронных документов на основе технологии GWT</text:span><text:span text:style-name="T1">»</text:span></text:p>
      <text:h text:style-name="P7" text:outline-level="1">Слайд</text:h>
      <text:p text:style-name="P4">Развитие информационных технологий выдвинуло в наши дни такую отрасль, как создание систем документооборота. Преобразуя старые бумажные документы в электронный вид, формализуя их, эти системы берут на себя основную рутинную работу по учету, перемещению, хранению и редактированию документов. Они являются большим подспорьем в работе как малых, так и больших предприятий и организаций.</text:p>
      <text:p text:style-name="P4">Функции системы документооборота можно разделить на 2 группы:</text:p>
      <text:list xml:id="list34403676" text:style-name="L1">
        <text:list-item>
          <text:p text:style-name="P9">управление всем документооборотом в целом (какие документы куда направить и в какое состояние привести)</text:p>
        </text:list-item>
        <text:list-item>
          <text:p text:style-name="P14">управление отдельным документом (создание, редактирование, просмотр, удаление)</text:p>
        </text:list-item>
      </text:list>
      <text:p text:style-name="P4">Настоящая работа посвящена разработке подсистемы редактора формализованных электонных документов.</text:p>
      <text:h text:style-name="P7" text:outline-level="1">Слайд</text:h>
      <text:p text:style-name="Text_20_body">Необходимо обеспечить следующее:</text:p>
      <text:list xml:id="list34452050" text:style-name="L9">
        <text:list-item>
          <text:p text:style-name="P20">редактор должен быть реализован как веб-приложение на основе технологии GWT</text:p>
        </text:list-item>
        <text:list-item>
          <text:p text:style-name="P20">формы редактирования документов должны соотвествовать реальным бланкам, формализованным в виде <text:span text:style-name="T3">XSD-</text:span><text:span text:style-name="T1">схем</text:span></text:p>
        </text:list-item>
        <text:list-item>
          <text:p text:style-name="P20">редактор должен получать документ на редактирование в формате XML от подсистемы Управления Документооборотом и возвращать ей документ <text:s/>в формате XML по окончанию редактирования</text:p>
        </text:list-item>
        <text:list-item>
          <text:p text:style-name="P20">проверку формата вводимых пользователем данных (валидацию документа)</text:p>
        </text:list-item>
      </text:list>
      <text:p text:style-name="Text_20_body">Чтобы избежать недостатков существующих аналогов, нужно выполнить также следующие требования:</text:p>
      <text:list xml:id="list34492681" text:style-name="L11">
        <text:list-item>
          <text:p text:style-name="P21">повысить скорость реакции пользовательского интерфейса</text:p>
        </text:list-item>
        <text:list-item>
          <text:p text:style-name="P21">автозаполнение одних полей на основе значений других</text:p>
        </text:list-item>
        <text:list-item>
          <text:p text:style-name="P21">поддержку пользователя справочной информацией по заполнению документов</text:p>
        </text:list-item>
      </text:list>
      <text:list xml:id="list34510105" text:style-name="L12">
        <text:list-item>
          <text:p text:style-name="P19">сделать редактор устойчивым к обрывам связи со стороны клиента и отказам сервера</text:p>
        </text:list-item>
      </text:list>
      <text:h text:style-name="P7" text:outline-level="1">Слайд</text:h>
      <text:p text:style-name="P4"><text:span text:style-name="T1">Многие недостатки веб-приложений по сравнению с традиционными были устранены с появлением подхода </text:span><text:span text:style-name="T3">AJAX </text:span><text:span text:style-name="T1">(асинхронный JavaScript и XML). Это подход к построению интерактивных пользовательских интерфейсов веб-приложений, заключающийся в «фоновом» обмене данными браузера с веб-сервером. При обновлении данных нет нужды перезагружать веб-страницу полностью.</text:span></text:p>
      <text:p text:style-name="Text_20_body"><text:span text:style-name="T1">Основные его достоинства:</text:span></text:p>
      <text:list xml:id="list34459204" text:style-name="WW8Num2">
        <text:list-item>
          <text:p text:style-name="P22">экономия трафика</text:p>
        </text:list-item>
        <text:list-item>
          <text:p text:style-name="P22">уменьшение нагрузки на сервер</text:p>
        </text:list-item>
        <text:list-item>
          <text:p text:style-name="P22"><text:span text:style-name="T1">ускорение реакции графического интерфейса</text:span></text:p>
        </text:list-item>
      </text:list>
      <text:p text:style-name="Text_20_body"><text:span text:style-name="T1"/></text:p>
      <text:p text:style-name="P2"><text:span text:style-name="T1"/></text:p>
      <text:h text:style-name="P7" text:outline-level="1"><text:soft-page-break/>Слайд</text:h>
      <text:p text:style-name="P6"><text:span text:style-name="T1">Среди прочих </text:span><text:span text:style-name="T3">AJAX</text:span><text:span text:style-name="T1">-технологий особо выделяется </text:span><text:span text:style-name="T3">Google Web Toolkit. </text:span><text:span text:style-name="T1">Являясь фреймворком, - каркасом для создания приложений, он включает</text:span></text:p>
      <text:list xml:id="list34402067" text:style-name="L3">
        <text:list-item>
          <text:p text:style-name="P23"><text:span text:style-name="T1">компилятор </text:span><text:span text:style-name="T3">java </text:span><text:span text:style-name="T1">в </text:span><text:span text:style-name="T3">javaScript</text:span></text:p>
        </text:list-item>
        <text:list-item>
          <text:p text:style-name="P25">библиотеку, эмулирующую стандартные типы <text:span text:style-name="T3">java</text:span></text:p>
        </text:list-item>
        <text:list-item>
          <text:p text:style-name="P25">библиотеку элементов графического интерфейса</text:p>
        </text:list-item>
        <text:list-item>
          <text:p text:style-name="P25">среду исполнения, позволяющую производить полноценную отладку <text:span text:style-name="T3">java-</text:span>кода</text:p>
        </text:list-item>
      </text:list>
      <text:p text:style-name="P5">Позволяя писать на <text:span text:style-name="T3">Java, </text:span>вместо <text:span text:style-name="T3">Html </text:span>и <text:span text:style-name="T3">JavaScript, </text:span>технология облегчает труд:</text:p>
      <text:list xml:id="list34405052" text:style-name="L4">
        <text:list-item>
          <text:p text:style-name="P26">статической типизацией</text:p>
        </text:list-item>
        <text:list-item>
          <text:p text:style-name="P26">использованием полиморфизма</text:p>
        </text:list-item>
        <text:list-item>
          <text:p text:style-name="P26">возможностью полноценной отладки</text:p>
        </text:list-item>
        <text:list-item>
          <text:p text:style-name="P24"><text:span text:style-name="T1">тесным взаимодействием клиентского кода и серверного, написанных на </text:span><text:span text:style-name="T3">Java</text:span></text:p>
        </text:list-item>
      </text:list>
      <text:h text:style-name="P7" text:outline-level="1">Слайд</text:h>
      <text:p text:style-name="P2">Задача сервера в нашем приложении — централизованно хранить, разбирать и валидировать документы по схеме. Если основная технология построения клиента была регламентирована, то основную технологию построения сервера придется выбрать так, чтобы выполнить требования о работе с <text:span text:style-name="T3">XML-</text:span>документами. Критерии выбора таковы:</text:p>
      <text:list xml:id="list34632748" text:style-name="L13">
        <text:list-item>
          <text:p text:style-name="P13"><text:span text:style-name="T1">способ взаимодействия с БД</text:span></text:p>
        </text:list-item>
        <text:list-item>
          <text:p text:style-name="P13"><text:span text:style-name="T1">особенности работы с </text:span><text:span text:style-name="T3">XML</text:span></text:p>
        </text:list-item>
        <text:list-item>
          <text:p text:style-name="P18">поддержка валидации</text:p>
        </text:list-item>
      </text:list>
      <text:h text:style-name="P7" text:outline-level="1">Слайд</text:h>
      <text:p text:style-name="P4"><text:span text:style-name="T1">Простейшая технология работы с </text:span><text:span text:style-name="T3">XML-</text:span><text:span text:style-name="T1">документами — </text:span><text:span text:style-name="T3">DOM. </text:span><text:span text:style-name="T1">Стандартная библиотека классов по спецификации </text:span><text:span text:style-name="T3">W3C </text:span><text:span text:style-name="T1">преобразует документ в набор объектов заданных спецификацией типов. </text:span></text:p>
      <text:p text:style-name="P2"><text:span text:style-name="T4">Достоинства</text:span>: простота для небольших задач. </text:p>
      <text:p text:style-name="P2"><text:span text:style-name="T4">Недостатки</text:span>: хранение в БД только целиком, валидация только целиком.</text:p>
      <text:h text:style-name="P7" text:outline-level="1">Слайд</text:h>
      <text:p text:style-name="P2">Многие, за недостаточностью <text:span text:style-name="T3">DOM </text:span>для сложных задач, пытались создать более подходящую технологию, используя концепцию <text:span text:style-name="T3">JavaBeans – </text:span>специально создаваемых классов, подчиняющихся общим правилам. Применительно к разбору <text:span text:style-name="T3">XML </text:span>это означает</text:p>
      <text:list xml:id="list34405237" text:style-name="L5">
        <text:list-item>
          <text:p text:style-name="P16">т.н. маршаллизацию (разбор) документа в объекты заранее сгенерированных по схеме классов</text:p>
        </text:list-item>
        <text:list-item>
          <text:p text:style-name="P10"><text:span text:style-name="T1">работу с объектами, как с обычными объектами </text:span><text:span text:style-name="T3">Java</text:span></text:p>
        </text:list-item>
        <text:list-item>
          <text:p text:style-name="P16">и демаршаллизацию их обратно по окончании работы</text:p>
        </text:list-item>
      </text:list>
      <text:p text:style-name="P2">Разработанные порознь, они удовлетворяют одним заданным нами критериям и не удовлетворяют другим. Это будет сведено в таблицу на следующих слайдах.</text:p>
      <text:h text:style-name="P7" text:outline-level="1">Слайд</text:h>
      <text:p text:style-name="P4"><text:span text:style-name="T1">Особняком стоит </text:span><text:span text:style-name="T3">Eclipse Modeling Framework. </text:span><text:span text:style-name="T1">Разработанный во всей полноте </text:span><text:span text:style-name="T3">IBM </text:span><text:span text:style-name="T1">и </text:span><text:span text:style-name="T3">Eclipse Community, </text:span><text:span text:style-name="T1">он представляет собой набор утилит для генерации кода и библиотеку классов для моделирования, опирающихся на собственную рефлексию, более глубокую, чем </text:span><text:span text:style-name="T1">стандартная </text:span><text:span text:style-name="T3">Java. </text:span><text:span text:style-name="T1">Все это поддержано средой разработки </text:span><text:span text:style-name="T3">Eclipse. </text:span></text:p>
      <text:p text:style-name="P2"><text:span text:style-name="T4">Достоинства</text:span>: удовлетворяет всем заданным критериям</text:p>
      <text:p text:style-name="P2"><text:span text:style-name="T4">Недостатки</text:span>: большой набор зависимостей, и на момент начала разработки редактора невозможность переноса модели целиком на клиентскую сторону.</text:p>
      <text:h text:style-name="P7" text:outline-level="1"><text:soft-page-break/>Слайд</text:h>
      <text:p text:style-name="P2">Сопоставив все критерии, видим, что</text:p>
      <text:list xml:id="list34425130" text:style-name="L6">
        <text:list-item>
          <text:p text:style-name="P11"><text:span text:style-name="T1">наименее удовлетворяет им технология </text:span><text:span text:style-name="T3">DOM</text:span></text:p>
        </text:list-item>
        <text:list-item>
          <text:p text:style-name="P17">наиболее им удовлетворяет технология <text:span text:style-name="T3">EMF</text:span></text:p>
        </text:list-item>
      </text:list>
      <text:p text:style-name="P2">Ее и используем для реализации серверной части приложения.</text:p>
      <text:h text:style-name="P7" text:outline-level="1">Слайд</text:h>
      <text:p text:style-name="P2">От теории перейдем к практике. Пр<office:annotation><dc:creator>Андрей Ерёменок</dc:creator><dc:date>2009-01-27T22:55:48</dc:date><text:p text:style-name="P29"><text:span text:style-name="T5">Про разделение бд портала и редактора</text:span></text:p></office:annotation>оектируя систему, нужно решить 2 задачи: спроектировать клиентскую часть и серверную, заставив их правильно взаимодействовать.</text:p>
      <text:p text:style-name="P2">Модули, которые можно выделить в серверной части, с учетом взаимодействия с Порталом Декларанта, изображены на схеме.</text:p>
      <text:h text:style-name="P7" text:outline-level="1">Слайд</text:h>
      <text:p text:style-name="P2"><text:span text:style-name="T1">Модули, которые можно выделить в клиентской части, с учетом взаимодействия с серверной частью, изображены на схеме. Отметим, что модуль отрисовки страниц должен отрисовывать целый набор страниц, заданных спецификацией. Они имеют множество полей (до 300), которые располагаются нетривиально. Все это требует введения в проект системы «декларативный язык-кодогенератор-</text:span><text:span text:style-name="T3">java-</text:span>код для <text:span text:style-name="T3">GWT</text:span><text:span text:style-name="T1">»</text:span><text:span text:style-name="T3">. Ее</text:span> место в проекте показывает следующий слайд.</text:p>
      <text:h text:style-name="P7" text:outline-level="1">Слайд</text:h>
      <text:p text:style-name="P4"><text:span text:style-name="T1">Описание страницы должно не только наглядно устанавливать местоположение каждого элемента управления, но и привязывать его к заданному полю документа на сервере. Язык <text:s/>такого описания можно получить, расширив стандартный </text:span><text:span text:style-name="T3">HTML </text:span><text:span text:style-name="T1">элементами и атрибутами, описывающими взаимодействие с полями и нестандартные элементы управления. Т.о. на основе стандартного </text:span><text:span text:style-name="T3">HTML-</text:span><text:span text:style-name="T1">парсера был написан кодогенератор. Место, которое он занял в создании приложения, — показано на этой схеме.</text:span></text:p>
      <text:h text:style-name="P7" text:outline-level="1">Слайд</text:h>
      <text:p text:style-name="P2">Процесс реализации был долгим и кропотливым, его подробности стоит пропустить. В результате создано приложение, общий вид которого представлен на слайде. На заднем плане — обычная страница редактирования. На переднем — пример более сложного элемента — всплывающее окно для редактирования множественных элементов документа.</text:p>
      <text:h text:style-name="P7" text:outline-level="1">Слайд</text:h>
      <text:p text:style-name="P1">Подведем итог. Каковы результаты проделанной работы?</text:p>
      <text:list xml:id="list34406318" text:style-name="L7">
        <text:list-item>
          <text:p text:style-name="P12">Создан веб-редактор электронных таможенных документов на основе технологии <text:span text:style-name="T3">GWT, </text:span><text:span text:style-name="T1">удовлетворяющий основным поставленным требованиям</text:span></text:p>
        </text:list-item>
        <text:list-item>
          <text:p text:style-name="P12">Примененные технологии позволили сэкономить время обработки данных как в клиентской части, так и на сервере. Это позволило создать редактор, скорость реакции которого выше, чем у аналогов.</text:p>
        </text:list-item>
        <text:list-item>
          <text:p text:style-name="P12">В составе редактора реализована подсистема автоматического заполнения <text:span text:style-name="T1">полей документа.</text:span> Это позволило создать редактор, вводить данные в который, проще для пользователя, чем в аналоги.</text:p>
        </text:list-item>
        <text:list-item>
          <text:p text:style-name="P12">Структура редактора изолирует от других подсистем его данные, уязвимые при сбоях сервера. Это позволило создать редактор, устойчивый к сбоям серверного оборудования, в отличие от аналогов.</text:p>
        </text:list-item>
        <text:list-item>
          <text:p text:style-name="P12">В состав редактора введена система справочников НСИ и помощи по заполнению <text:soft-page-break/>документа. <text:s/>Это сделало редактор более дружественным к пользователю.</text:p>
        </text:list-item>
      </text:list>
      <text:list xml:id="list34462425" text:style-name="L8">
        <text:list-header>
          <text:p text:style-name="P28">Все эти премущества обеспечили внедрение разработанного продукта в составе системы ЭДТиТС на таможенных постах ФТС.</text:p>
        </text:list-header>
      </text:list>
      <text:list xml:id="list34648850" text:continue-list="list34406318" text:style-name="L7">
        <text:list-header>
          <text:p text:style-name="P27"/>
        </text:list-header>
      </text:list>
      <text:p text:style-name="P1">Спасибо за внимание, пожалуйста, задавайте вопрос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1" svg:font-family="OpenSymbol"/>
    <style:font-face style:name="OpenSymbol" svg:font-family="OpenSymbol, 'Arial Unicode MS'"/>
    <style:font-face style:name="Tahoma3" svg:font-family="Tahoma"/>
    <style:font-face style:name="Times New Roman1" svg:font-family="'Times New Roman'" style:font-family-generic="roman"/>
    <style:font-face style:name="Liberation Sans" svg:font-family="'Liberation Sans'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fo:font-size="14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/>
      <style:text-properties fo:font-size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4pt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/>
    <style:style style:name="_3f__3f__3f__3f__3f__3f__3f__3f__3f__20_1" style:display-name="????????? 1" style:family="paragraph" style:parent-style-name="_3f__3f__3f__3f__3f__3f__3f_">
      <style:paragraph-properties fo:text-align="center" style:justify-single-word="false"/>
    </style:style>
    <style:style style:name="_3f__3f__3f__3f__3f__3f__3f__3f__3f__20_2" style:display-name="????????? 2" style:family="paragraph" style:parent-style-name="_3f__3f__3f__3f__3f__3f__3f_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lyt-darkblue_7e_LT_7e_Gliederung_20_1" style:display-name="lyt-darkblu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lyt-darkblue_7e_LT_7e_Gliederung_20_2" style:display-name="lyt-darkblue~LT~Gliederung 2" style:family="paragraph" style:parent-style-name="lyt-darkblue_7e_LT_7e_Gliederung_20_1">
      <style:paragraph-properties fo:margin-top="0cm" fo:margin-bottom="0.4cm"/>
      <style:text-properties fo:font-size="28pt" style:font-size-asian="28pt" style:font-size-complex="28pt"/>
    </style:style>
    <style:style style:name="lyt-darkblue_7e_LT_7e_Gliederung_20_3" style:display-name="lyt-darkblue~LT~Gliederung 3" style:family="paragraph" style:parent-style-name="lyt-darkblue_7e_LT_7e_Gliederung_20_2">
      <style:paragraph-properties fo:margin-top="0cm" fo:margin-bottom="0.3cm"/>
      <style:text-properties fo:font-size="24pt" style:font-size-asian="24pt" style:font-size-complex="24pt"/>
    </style:style>
    <style:style style:name="lyt-darkblue_7e_LT_7e_Gliederung_20_4" style:display-name="lyt-darkblue~LT~Gliederung 4" style:family="paragraph" style:parent-style-name="lyt-darkblue_7e_LT_7e_Gliederung_20_3">
      <style:paragraph-properties fo:margin-top="0cm" fo:margin-bottom="0.199cm"/>
      <style:text-properties fo:font-size="20pt" style:font-size-asian="20pt" style:font-size-complex="20pt"/>
    </style:style>
    <style:style style:name="lyt-darkblue_7e_LT_7e_Gliederung_20_5" style:display-name="lyt-darkblue~LT~Gliederung 5" style:family="paragraph" style:parent-style-name="lyt-darkblue_7e_LT_7e_Gliederung_20_4">
      <style:paragraph-properties fo:margin-top="0cm" fo:margin-bottom="0.101cm"/>
    </style:style>
    <style:style style:name="lyt-darkblue_7e_LT_7e_Gliederung_20_6" style:display-name="lyt-darkblue~LT~Gliederung 6" style:family="paragraph" style:parent-style-name="lyt-darkblue_7e_LT_7e_Gliederung_20_5"/>
    <style:style style:name="lyt-darkblue_7e_LT_7e_Gliederung_20_7" style:display-name="lyt-darkblue~LT~Gliederung 7" style:family="paragraph" style:parent-style-name="lyt-darkblue_7e_LT_7e_Gliederung_20_6"/>
    <style:style style:name="lyt-darkblue_7e_LT_7e_Gliederung_20_8" style:display-name="lyt-darkblue~LT~Gliederung 8" style:family="paragraph" style:parent-style-name="lyt-darkblue_7e_LT_7e_Gliederung_20_7"/>
    <style:style style:name="lyt-darkblue_7e_LT_7e_Gliederung_20_9" style:display-name="lyt-darkblue~LT~Gliederung 9" style:family="paragraph" style:parent-style-name="lyt-darkblue_7e_LT_7e_Gliederung_20_8"/>
    <style:style style:name="lyt-darkblue_7e_LT_7e_Titel" style:display-name="lyt-darkblu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darkblue_7e_LT_7e_Untertitel" style:display-name="lyt-darkblu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darkblue_7e_LT_7e_Notizen" style:display-name="lyt-darkblu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darkblue_7e_LT_7e_Hintergrundobjekte" style:display-name="lyt-darkblue~LT~Hintergrundobjekte" style:family="paragraph">
      <style:paragraph-properties style:text-autospace="none"/>
      <style:text-properties style:letter-kerning="true"/>
    </style:style>
    <style:style style:name="lyt-darkblue_7e_LT_7e_Hintergrund" style:display-name="lyt-darkblu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1" style:display-name="WW-????????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_3f__3f__3f__3f__3f__3f__3f__20__3f__3f__3f__3f__3f_" style:display-name="??????? ?????" style:family="paragraph">
      <style:paragraph-properties fo:margin-left="0cm" fo:margin-right="0cm" fo:line-height="150%" fo:text-align="start" style:justify-single-word="false" fo:text-indent="0cm" style:auto-text-indent="false" style:text-autospace="none"/>
      <style:text-properties fo:font-size="14pt" style:font-size-asian="14pt" style:font-size-complex="14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WW-_3f__3f__3f__3f__3f__3f__3f__3f__3f_12" style:display-name="WW-?????????12" style:family="paragraph" style:parent-style-name="_3f__3f__3f__3f__3f__3f__3f_">
      <style:paragraph-properties fo:margin-top="0.42cm" fo:margin-bottom="0.21cm"/>
    </style:style>
    <style:style style:name="WW-_3f__3f__3f__3f__3f__3f__3f__3f__3f__20_112" style:display-name="WW-????????? 112" style:family="paragraph" style:parent-style-name="_3f__3f__3f__3f__3f__3f__3f_">
      <style:paragraph-properties fo:margin-top="0.42cm" fo:margin-bottom="0.21cm"/>
    </style:style>
    <style:style style:name="WW-_3f__3f__3f__3f__3f__3f__3f__3f__3f__20_212" style:display-name="WW-????????? 212" style:family="paragraph" style:parent-style-name="_3f__3f__3f__3f__3f__3f__3f_">
      <style:paragraph-properties fo:margin-top="0.42cm" fo:margin-bottom="0.21cm"/>
    </style:style>
    <style:style style:name="WW-_3f__3f__3f__3f__3f__3f__3f__3f__3f_123" style:display-name="WW-?????????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" style:display-name="WW-????????? 1123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" style:display-name="WW-????????? 2123" style:family="paragraph" style:parent-style-name="WW-_3f__3f__3f__3f__3f__3f__3f__3f__3f__20_1123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" style:display-name="WW-?????????1234" style:family="paragraph" style:parent-style-name="_3f__3f__3f__3f__3f__3f__3f_">
      <style:paragraph-properties fo:margin-top="0.42cm" fo:margin-bottom="0.21cm"/>
    </style:style>
    <style:style style:name="WW-_3f__3f__3f__3f__3f__3f__3f__3f__3f__20_11234" style:display-name="WW-????????? 11234" style:family="paragraph" style:parent-style-name="_3f__3f__3f__3f__3f__3f__3f_">
      <style:paragraph-properties fo:margin-top="0.42cm" fo:margin-bottom="0.21cm"/>
    </style:style>
    <style:style style:name="WW-_3f__3f__3f__3f__3f__3f__3f__3f__3f__20_21234" style:display-name="WW-????????? 21234" style:family="paragraph" style:parent-style-name="_3f__3f__3f__3f__3f__3f__3f_">
      <style:paragraph-properties fo:margin-top="0.42cm" fo:margin-bottom="0.21cm"/>
    </style:style>
    <style:style style:name="WW-_3f__3f__3f__3f__3f__3f__3f__3f__3f_12345" style:display-name="WW-?????????12345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" style:display-name="WW-????????? 112345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" style:display-name="WW-????????? 212345" style:family="paragraph" style:parent-style-name="WW-_3f__3f__3f__3f__3f__3f__3f__3f__3f__20_112345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" style:display-name="WW-?????????123456" style:family="paragraph" style:parent-style-name="_3f__3f__3f__3f__3f__3f__3f_">
      <style:paragraph-properties fo:margin-top="0.42cm" fo:margin-bottom="0.21cm"/>
    </style:style>
    <style:style style:name="WW-_3f__3f__3f__3f__3f__3f__3f__3f__3f__20_1123456" style:display-name="WW-????????? 1123456" style:family="paragraph" style:parent-style-name="_3f__3f__3f__3f__3f__3f__3f_">
      <style:paragraph-properties fo:margin-top="0.42cm" fo:margin-bottom="0.21cm"/>
    </style:style>
    <style:style style:name="WW-_3f__3f__3f__3f__3f__3f__3f__3f__3f__20_2123456" style:display-name="WW-????????? 2123456" style:family="paragraph" style:parent-style-name="_3f__3f__3f__3f__3f__3f__3f_">
      <style:paragraph-properties fo:margin-top="0.42cm" fo:margin-bottom="0.21cm"/>
    </style:style>
    <style:style style:name="WW-_3f__3f__3f__3f__3f__3f__3f__3f__3f_1234567" style:display-name="WW-?????????1234567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" style:display-name="WW-????????? 11234567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1.5pt" fo:font-style="normal" fo:text-shadow="none" style:text-underline-style="none" fo:font-weight="normal" style:letter-kerning="true" style:font-name-asian="Tahoma" style:font-size-asian="31.5pt" style:font-style-asian="normal" style:font-weight-asian="normal" style:font-name-complex="Tahoma" style:font-size-complex="31.5pt" style:font-style-complex="normal" style:font-weight-complex="normal" style:text-emphasize="none"/>
    </style:style>
    <style:style style:name="WW-_3f__3f__3f__3f__3f__3f__3f__3f__3f__20_21234567" style:display-name="WW-????????? 21234567" style:family="paragraph" style:parent-style-name="WW-_3f__3f__3f__3f__3f__3f__3f__3f__3f__20_11234567">
      <style:paragraph-properties fo:margin-top="0cm" fo:margin-bottom="0.4cm"/>
      <style:text-properties fo:font-size="28pt" style:font-size-asian="28pt" style:font-size-complex="28pt"/>
    </style:style>
    <style:style style:name="WW-_3f__3f__3f__3f__3f__3f__3f__3f__3f_12345678" style:display-name="WW-?????????12345678" style:family="paragraph" style:parent-style-name="_3f__3f__3f__3f__3f__3f__3f_">
      <style:paragraph-properties fo:margin-top="0.42cm" fo:margin-bottom="0.21cm"/>
    </style:style>
    <style:style style:name="WW-_3f__3f__3f__3f__3f__3f__3f__3f__3f__20_112345678" style:display-name="WW-????????? 112345678" style:family="paragraph" style:parent-style-name="_3f__3f__3f__3f__3f__3f__3f_">
      <style:paragraph-properties fo:margin-top="0.42cm" fo:margin-bottom="0.21cm"/>
    </style:style>
    <style:style style:name="WW-_3f__3f__3f__3f__3f__3f__3f__3f__3f__20_212345678" style:display-name="WW-????????? 212345678" style:family="paragraph" style:parent-style-name="_3f__3f__3f__3f__3f__3f__3f_">
      <style:paragraph-properties fo:margin-top="0.42cm" fo:margin-bottom="0.21cm"/>
    </style:style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7e_LT_7e_Untertitel" style:display-name="???????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7e_LT_7e_Notizen" style:display-name="???????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letter-kerning="true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WW-_3f__3f__3f__3f__3f__3f__3f__3f__3f_123456789" style:display-name="WW-?????????123456789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Tahoma" fo:font-size="44pt" fo:font-style="normal" fo:text-shadow="none" style:text-underline-style="none" fo:font-weight="normal" style:letter-kerning="true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WW-_3f__3f__3f__3f__3f__3f__3f__3f__3f__20_1123456789" style:display-name="WW-????????? 1123456789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letter-kerning="true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23456789" style:display-name="WW-????????? 2123456789" style:family="paragraph" style:parent-style-name="WW-_3f__3f__3f__3f__3f__3f__3f__3f__3f__20_1123456789">
      <style:paragraph-properties fo:margin-top="0cm" fo:margin-bottom="0.4cm"/>
      <style:text-properties fo:font-size="28pt" style:font-size-asian="28pt" style:font-size-complex="28pt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eav eav</meta:initial-creator>
    <meta:creation-date>2009-01-26T11:47:47.96</meta:creation-date>
    <meta:generator>OpenOffice.org/3.0$Win32 OpenOffice.org_project/300m9$Build-9358</meta:generator>
    <dc:date>2009-01-29T14:54:47.26</dc:date>
    <dc:creator>eav eav</dc:creator>
    <meta:editing-duration>PT04H58M12S</meta:editing-duration>
    <meta:editing-cycles>181</meta:editing-cycles>
    <meta:document-statistic meta:table-count="0" meta:image-count="0" meta:object-count="0" meta:page-count="4" meta:paragraph-count="78" meta:word-count="954" meta:character-count="7274"/>
    <meta:user-defined meta:name="Поле 1"/>
    <meta:user-defined meta:name="Поле 2"/>
    <meta:user-defined meta:name="Поле 3"/>
    <meta:user-defined meta:name="Поле 4"/>
  </office:meta>
</office:document-meta>
</file>